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7975ff" draw:fill="gradient" draw:fill-gradient-name="Gradient_20_8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7975ff" draw:marker-start-width="0.35cm" draw:marker-end="Arrow" draw:marker-end-width="0.4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8000" draw:marker-end="Arrow" draw:marker-end-width="0.4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7975ff" draw:marker-end="Arrow" draw:marker-end-width="0.4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Fine_20_Dashed" svg:stroke-width="0.1cm" svg:stroke-color="#7975ff" draw:marker-end="Arrow" draw:marker-end-width="0.4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65cm" fo:min-width="4.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24pt" fo:font-style="italic" style:text-underline-style="none" style:font-size-asian="24pt" style:font-style-asian="italic" style:font-size-complex="24pt" style:font-style-complex="italic"/>
    </style:style>
    <style:style style:name="T1" style:family="text">
      <style:text-properties fo:color="#008000" fo:font-size="24pt" fo:font-style="italic" style:text-underline-style="none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.5cm" svg:height="3cm" svg:x="16cm" svg:y="13cm">
          <text:p text:style-name="P1">Generated</text:p>
          <text:p text:style-name="P1">Code from</text:p>
          <text:p text:style-name="P1">other Models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5.5cm" svg:height="3cm" svg:x="16cm" svg:y="17cm">
          <text:p text:style-name="P1">Manually</text:p>
          <text:p text:style-name="P1">Written Code</text:p>
          <text:p text:style-name="P1">(e.g. CD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" draw:layer="layout" svg:width="6cm" svg:height="3cm" svg:x="22.5cm" svg:y="9cm">
          <draw:glue-point draw:id="4" svg:x="-2.5cm" svg:y="5cm"/>
          <draw:glue-point draw:id="5" svg:x="2.5cm" svg:y="5cm"/>
          <text:p text:style-name="P1">Orchestration using</text:p>
          <text:p text:style-name="P1">Component Model</text:p>
          <text:p text:style-name="P1">(e.g. RTSC)</text:p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5.5cm" svg:height="3cm" svg:x="16cm" svg:y="5cm">
          <text:p text:style-name="P1">Simulation/</text:p>
          <text:p text:style-name="P1">Valida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4cm" svg:height="3cm" svg:x="29.5cm" svg:y="9cm">
          <text:p text:style-name="P1">Deployment</text:p>
          <text:p text:style-name="P1">(e.g. TCF)</text:p>
          <draw:enhanced-geometry svg:viewBox="0 0 21600 21600" draw:type="rectangle" draw:enhanced-path="M 0 0 L 21600 0 21600 21600 0 21600 0 0 Z N"/>
        </draw:custom-shape>
        <draw:custom-shape draw:style-name="gr2" draw:text-style-name="P1" draw:id="id9" draw:layer="layout" svg:width="5.5cm" svg:height="3cm" svg:x="16cm" svg:y="9cm">
          <text:p text:style-name="P1">Damos-generated</text:p>
          <text:p text:style-name="P1">C Code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7cm" svg:height="3cm" svg:x="8cm" svg:y="9cm">
          <text:p text:style-name="P1">Software Model</text:p>
          <text:p text:style-name="P1">(e.g. Control Algorithm)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5cm" svg:height="3cm" svg:x="2.5cm" svg:y="9cm">
          <text:p text:style-name="P1">Requirements</text:p>
          <text:p text:style-name="P1">(e.g. RMF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1.5cm" svg:y1="14.5cm" svg:x2="24cm" svg:y2="12cm" draw:start-shape="id1" draw:start-glue-point="1" draw:end-shape="id2" draw:end-glue-point="4" svg:d="m21500 14500c1667 0 2500-833 2500-2500">
          <text:p/>
        </draw:connector>
        <draw:connector draw:style-name="gr3" draw:text-style-name="P1" draw:layer="layout" draw:type="curve" svg:x1="21.5cm" svg:y1="18.5cm" svg:x2="27cm" svg:y2="12cm" draw:start-shape="id3" draw:start-glue-point="1" draw:end-shape="id2" draw:end-glue-point="5" svg:d="m21500 18500c3667 0 5500-2166 5500-6500">
          <text:p/>
        </draw:connector>
        <draw:custom-shape draw:style-name="gr2" draw:text-style-name="P1" draw:id="id7" draw:layer="layout" svg:width="7cm" svg:height="3cm" svg:x="8cm" svg:y="5cm">
          <text:p text:style-name="P1">System Model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7cm" svg:height="3cm" svg:x="8cm" svg:y="1cm">
          <text:p text:style-name="P1">Mechanical/Physical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cm" svg:y1="10.5cm" svg:x2="8cm" svg:y2="10.5cm" draw:start-shape="id4" draw:start-glue-point="1" draw:end-shape="id5" draw:end-glue-point="3" svg:d="m7000 10500h1000">
          <text:p/>
        </draw:connector>
        <draw:connector draw:style-name="gr4" draw:text-style-name="P1" draw:layer="layout" draw:type="curve" svg:x1="11.5cm" svg:y1="4cm" svg:x2="11.5cm" svg:y2="5cm" draw:start-shape="id6" draw:start-glue-point="2" draw:end-shape="id7" draw:end-glue-point="0" svg:d="m11500 4000v1000">
          <text:p/>
        </draw:connector>
        <draw:connector draw:style-name="gr4" draw:text-style-name="P1" draw:layer="layout" draw:type="curve" svg:x1="11.5cm" svg:y1="9cm" svg:x2="11.5cm" svg:y2="8cm" draw:start-shape="id5" draw:start-glue-point="0" draw:end-shape="id7" draw:end-glue-point="2" svg:d="m11500 9000v-1000">
          <text:p/>
        </draw:connector>
        <draw:connector draw:style-name="gr4" draw:text-style-name="P1" draw:layer="layout" draw:type="curve" svg:x1="15cm" svg:y1="6.5cm" svg:x2="16cm" svg:y2="6.5cm" draw:start-shape="id7" draw:start-glue-point="1" draw:end-shape="id8" draw:end-glue-point="3" svg:d="m15000 6500h1000">
          <text:p/>
        </draw:connector>
        <draw:connector draw:style-name="gr4" draw:text-style-name="P1" draw:layer="layout" draw:type="curve" svg:x1="15cm" svg:y1="10.5cm" svg:x2="16cm" svg:y2="10.5cm" draw:start-shape="id5" draw:start-glue-point="1" draw:end-shape="id9" draw:end-glue-point="3" svg:d="m15000 10500h1000">
          <text:p/>
        </draw:connector>
        <draw:connector draw:style-name="gr4" draw:text-style-name="P1" draw:layer="layout" draw:type="curve" svg:x1="21.5cm" svg:y1="10.5cm" svg:x2="22.5cm" svg:y2="10.5cm" draw:start-shape="id9" draw:start-glue-point="1" draw:end-shape="id2" draw:end-glue-point="3" svg:d="m21500 10500h1000">
          <text:p/>
        </draw:connector>
        <draw:connector draw:style-name="gr5" draw:text-style-name="P1" draw:layer="layout" draw:type="curve" svg:x1="28.5cm" svg:y1="10.5cm" svg:x2="29.5cm" svg:y2="10.5cm" draw:start-shape="id2" draw:start-glue-point="1" draw:end-shape="id10" draw:end-glue-point="3" svg:d="m28500 10500h1000">
          <text:p/>
        </draw:connector>
        <draw:connector draw:style-name="gr6" draw:text-style-name="P1" draw:layer="layout" draw:type="curve" svg:x1="4.75cm" svg:y1="9cm" svg:x2="8cm" svg:y2="2.5cm" draw:start-shape="id4" draw:start-glue-point="0" draw:end-shape="id6" draw:end-glue-point="3" svg:d="m4750 9000c0-4334 1083-6500 3250-6500">
          <text:p/>
        </draw:connector>
        <draw:frame draw:style-name="gr7" draw:text-style-name="P2" draw:layer="layout" svg:width="10.5cm" svg:height="2.239cm" svg:x="15.8cm" svg:y="2cm">
          <draw:text-box>
            <text:p><text:span text:style-name="T1">Damos-related</text:span></text:p>
            <text:p><text:span text:style-name="T1">Activities and Artifac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linear" draw:start-color="#00ae00" draw:end-color="#00ae00" draw:start-intensity="100%" draw:end-intensity="70%" draw:angle="0" draw:border="0%"/>
    <draw:gradient draw:name="Gradient_20_8" draw:display-name="Gradient 8" draw:style="linear" draw:start-color="#93a7ff" draw:end-color="#7975ff" draw:start-intensity="100%" draw:end-intensity="100%" draw:angle="0" draw:border="0%"/>
    <draw:gradient draw:name="Gradient_20_9" draw:display-name="Gradient 9" draw:style="linear" draw:start-color="#93a7ff" draw:end-color="#7975ff" draw:start-intensity="100%" draw:end-intensity="7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0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" style:family="graphic" style:parent-style-name="standard">
      <style:graphic-properties draw:stroke="none" draw:fill="gradient" draw:fill-color="#7975ff" draw:fill-gradient-name="Gradient_20_9" draw:textarea-horizontal-align="justify" draw:textarea-vertical-align="middle" draw:auto-grow-height="fals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as Unger</meta:initial-creator>
    <meta:creation-date>2011-10-03T21:29:56</meta:creation-date>
    <dc:date>2012-02-26T15:17:10</dc:date>
    <dc:creator>Andreas Unger</dc:creator>
    <meta:editing-duration>PT02H47M09S</meta:editing-duration>
    <meta:editing-cycles>56</meta:editing-cycles>
    <meta:generator>OpenOffice.org/3.2$Unix OpenOffice.org_project/320m12$Build-9483</meta:generator>
    <meta:document-statistic meta:object-count="21"/>
  </office:meta>
</office:document-meta>
</file>